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898in"/>
    </style:style>
    <style:style style:name="co2" style:family="table-column">
      <style:table-column-properties fo:break-before="auto" style:column-width="1.6417in"/>
    </style:style>
    <style:style style:name="co3" style:family="table-column">
      <style:table-column-properties fo:break-before="auto" style:column-width="0.5417in"/>
    </style:style>
    <style:style style:name="co4" style:family="table-column">
      <style:table-column-properties fo:break-before="auto" style:column-width="2.9272in"/>
    </style:style>
    <style:style style:name="co5" style:family="table-column">
      <style:table-column-properties fo:break-before="auto" style:column-width="4.2819in"/>
    </style:style>
    <style:style style:name="co6" style:family="table-column">
      <style:table-column-properties fo:break-before="auto" style:column-width="0.698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1.3335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1.2398in"/>
    </style:style>
    <style:style style:name="co12" style:family="table-column">
      <style:table-column-properties fo:break-before="auto" style:column-width="1.2602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1252in"/>
    </style:style>
    <style:style style:name="co16" style:family="table-column">
      <style:table-column-properties fo:break-before="auto" style:column-width="1.156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8957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6772in"/>
    </style:style>
    <style:style style:name="co21" style:family="table-column">
      <style:table-column-properties fo:break-before="auto" style:column-width="0.6874in"/>
    </style:style>
    <style:style style:name="co22" style:family="table-column">
      <style:table-column-properties fo:break-before="auto" style:column-width="2.7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fo:color="#000000"/>
    </style:style>
    <style:style style:name="ce63" style:family="table-cell" style:parent-style-name="Default">
      <style:table-cell-properties fo:background-color="#ecf4fc" style:text-align-source="fix" style:repeat-content="false"/>
      <style:paragraph-properties fo:text-align="start" fo:margin-left="0in"/>
      <style:text-properties fo:color="#000000"/>
    </style:style>
    <style:style style:name="ce64" style:family="table-cell" style:parent-style-name="Default">
      <style:table-cell-properties fo:background-color="#ebf7e7" style:text-align-source="fix" style:repeat-content="false"/>
      <style:paragraph-properties fo:text-align="start" fo:margin-left="0in"/>
      <style:text-properties fo:color="#000000"/>
    </style:style>
    <style:style style:name="ce65" style:family="table-cell" style:parent-style-name="Default">
      <style:table-cell-properties fo:background-color="#ffeaea" style:text-align-source="fix" style:repeat-content="false"/>
      <style:paragraph-properties fo:text-align="start" fo:margin-left="0in"/>
      <style:text-properties fo:color="#000000"/>
    </style:style>
    <style:style style:name="ce66" style:family="table-cell" style:parent-style-name="Default">
      <style:table-cell-properties fo:border-bottom="0.06pt solid #000000" fo:background-color="#ebf7e7" style:text-align-source="fix" style:repeat-content="false" fo:border-left="none" fo:border-right="none" fo:border-top="none"/>
      <style:paragraph-properties fo:text-align="start" fo:margin-left="0in"/>
      <style:text-properties fo:color="#000000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fo:color="#000000"/>
    </style:style>
    <style:style style:name="ce68" style:family="table-cell" style:parent-style-name="Default">
      <style:table-cell-properties fo:background-color="#fcf5e1" style:text-align-source="fix" style:repeat-content="false"/>
      <style:paragraph-properties fo:text-align="start" fo:margin-left="0in"/>
      <style:text-properties fo:color="#000000"/>
    </style:style>
    <style:style style:name="ce69" style:family="table-cell" style:parent-style-name="Default">
      <style:table-cell-properties fo:border-bottom="none" fo:background-color="#fcf5e1" style:text-align-source="fix" style:repeat-content="false" fo:border-left="none" fo:border-right="none" fo:border-top="0.06pt solid #000000"/>
      <style:paragraph-properties fo:text-align="start" fo:margin-left="0in"/>
      <style:text-properties fo:color="#000000"/>
    </style:style>
    <style:style style:name="ce70" style:family="table-cell" style:parent-style-name="Default">
      <style:table-cell-properties fo:border-bottom="none" fo:background-color="#ecf4fc" style:text-align-source="fix" style:repeat-content="false" fo:border-left="none" fo:border-right="none" fo:border-top="0.06pt solid #000000"/>
      <style:paragraph-properties fo:text-align="start" fo:margin-left="0in"/>
      <style:text-properties fo:color="#000000"/>
    </style:style>
    <style:style style:name="ce71" style:family="table-cell" style:parent-style-name="Default">
      <style:table-cell-properties fo:border-bottom="none" fo:background-color="#ebf7e7" style:text-align-source="fix" style:repeat-content="false" fo:border-left="none" fo:border-right="none" fo:border-top="0.06pt solid #000000"/>
      <style:paragraph-properties fo:text-align="start" fo:margin-left="0in"/>
      <style:text-properties fo:color="#000000"/>
    </style:style>
    <style:style style:name="ce72" style:family="table-cell" style:parent-style-name="Default">
      <style:table-cell-properties fo:border-bottom="none" fo:background-color="#ffeaea" style:text-align-source="fix" style:repeat-content="false" fo:border-left="none" fo:border-right="none" fo:border-top="0.06pt solid #000000"/>
      <style:paragraph-properties fo:text-align="start" fo:margin-left="0in"/>
      <style:text-properties fo:color="#000000"/>
    </style:style>
    <style:style style:name="ce73" style:family="table-cell" style:parent-style-name="Default">
      <style:table-cell-properties fo:background-color="#ffeaea" style:text-align-source="fix" style:repeat-content="false"/>
      <style:paragraph-properties fo:text-align="start" fo:margin-left="0in"/>
      <style:text-properties fo:color="#000000" style:text-line-through-style="solid" style:text-line-through-type="single"/>
    </style:style>
    <style:style style:name="ce74" style:family="table-cell" style:parent-style-name="Default">
      <style:table-cell-properties fo:background-color="#ebf7e7" style:text-align-source="fix" style:repeat-content="false" fo:border="none"/>
      <style:paragraph-properties fo:text-align="start" fo:margin-left="0in"/>
      <style:text-properties fo:color="#000000"/>
    </style:style>
    <style:style style:name="ce75" style:family="table-cell" style:parent-style-name="Default">
      <style:table-cell-properties fo:background-color="#ecf4fc" style:text-align-source="fix" style:repeat-content="false" fo:border="none"/>
      <style:paragraph-properties fo:text-align="start" fo:margin-left="0in"/>
      <style:text-properties fo:color="#000000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line-through-style="solid" style:text-line-through-type="single"/>
    </style:style>
    <style:style style:name="ce78" style:family="table-cell" style:parent-style-name="Default">
      <style:table-cell-properties fo:background-color="#ff9838" style:text-align-source="fix" style:repeat-content="false"/>
      <style:paragraph-properties fo:text-align="start" fo:margin-left="0in"/>
      <style:text-properties fo:color="#000000"/>
    </style:style>
    <style:style style:name="ce79" style:family="table-cell" style:parent-style-name="Default">
      <style:table-cell-properties fo:background-color="#ff011b" style:text-align-source="fix" style:repeat-content="false"/>
      <style:paragraph-properties fo:text-align="start" fo:margin-left="0in"/>
      <style:text-properties fo:color="#000000" style:text-line-through-style="solid" style:text-line-through-type="single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11b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11b" style:text-line-through-style="solid" style:text-line-through-type="single"/>
    </style:style>
    <style:style style:name="ce82" style:family="table-cell" style:parent-style-name="Default" style:data-style-name="N133">
      <style:table-cell-properties style:text-align-source="fix" style:repeat-content="false"/>
      <style:paragraph-properties fo:text-align="start" fo:margin-left="0in"/>
      <style:text-properties fo:color="#ff011b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Carlit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color="#000000"/>
    </style:style>
    <style:style style:name="ce85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color="#000000" style:text-line-through-style="solid" style:text-line-through-type="single"/>
    </style:style>
    <style:style style:name="ce86" style:family="table-cell" style:parent-style-name="Default">
      <style:table-cell-properties fo:background-color="#01fd55" style:text-align-source="fix" style:repeat-content="false"/>
      <style:paragraph-properties fo:text-align="start" fo:margin-left="0in"/>
      <style:text-properties fo:color="#000000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language="en" fo:country="US"/>
    </style:style>
    <style:style style:name="T1" style:family="text">
      <style:text-properties fo:color="#000000" style:font-name="Carli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SC Regular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59"/>
        <table:table-column table:style-name="co2" table:number-columns-repeated="3" table:default-cell-style-name="ce61"/>
        <table:table-column table:style-name="co3" table:default-cell-style-name="ce61"/>
        <table:table-column table:style-name="co4" table:default-cell-style-name="ce61"/>
        <table:table-column table:style-name="co5" table:default-cell-style-name="ce61"/>
        <table:table-column table:style-name="co6" table:default-cell-style-name="ce61"/>
        <table:table-column table:style-name="co7" table:default-cell-style-name="ce61"/>
        <table:table-column table:style-name="co8" table:default-cell-style-name="ce61"/>
        <table:table-column table:style-name="co9" table:default-cell-style-name="ce61"/>
        <table:table-column table:style-name="co10" table:default-cell-style-name="ce61"/>
        <table:table-column table:style-name="co11" table:default-cell-style-name="ce61"/>
        <table:table-column table:style-name="co12" table:default-cell-style-name="ce61"/>
        <table:table-column table:style-name="co13" table:default-cell-style-name="ce61"/>
        <table:table-column table:style-name="co14" table:default-cell-style-name="ce61"/>
        <table:table-column table:style-name="co15" table:default-cell-style-name="ce61"/>
        <table:table-column table:style-name="co16" table:default-cell-style-name="ce61"/>
        <table:table-column table:style-name="co7" table:default-cell-style-name="ce61"/>
        <table:table-column table:style-name="co17" table:default-cell-style-name="ce61"/>
        <table:table-column table:style-name="co18" table:default-cell-style-name="ce61"/>
        <table:table-column table:style-name="co19" table:number-columns-repeated="2" table:default-cell-style-name="ce61"/>
        <table:table-column table:style-name="co20" table:default-cell-style-name="ce61"/>
        <table:table-column table:style-name="co17" table:number-columns-repeated="6" table:default-cell-style-name="ce61"/>
        <table:table-column table:style-name="co21" table:default-cell-style-name="ce61"/>
        <table:table-column table:style-name="co22" table:default-cell-style-name="ce61"/>
        <table:table-column table:style-name="co17" table:number-columns-repeated="16352" table:default-cell-style-name="ce61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asurement_Name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Folder_Path</text:p>
          </table:table-cell>
          <table:table-cell office:value-type="string" calcext:value-type="string">
            <text:p>Data_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Data_Foldername</text:p>
          </table:table-cell>
          <table:table-cell office:value-type="string" calcext:value-type="string">
            <text:p>R_Ref_(Ohm)</text:p>
          </table:table-cell>
          <table:table-cell office:value-type="string" calcext:value-type="string">
            <text:p>Amplification_Voltage</text:p>
          </table:table-cell>
          <table:table-cell office:value-type="string" calcext:value-type="string">
            <text:p>Amplification_Current</text:p>
          </table:table-cell>
          <table:table-cell office:value-type="string" calcext:value-type="string">
            <text:p>Max_Mag_Field_(mT)</text:p>
          </table:table-cell>
          <table:table-cell office:value-type="string" calcext:value-type="string">
            <text:p>Mag_Field_Reso_(mT)</text:p>
          </table:table-cell>
          <table:table-cell office:value-type="string" calcext:value-type="string">
            <text:p>Mag_Field_Offset_(mT)</text:p>
          </table:table-cell>
          <table:table-cell office:value-type="string" calcext:value-type="string">
            <text:p>Voltage_Bias_(mV)</text:p>
          </table:table-cell>
          <table:table-cell office:value-type="string" calcext:value-type="string">
            <text:p>Current_Bias_(uA)</text:p>
          </table:table-cell>
          <table:table-cell office:value-type="string" calcext:value-type="string">
            <text:p>Swap_bias_polarity</text:p>
          </table:table-cell>
          <table:table-cell office:value-type="string" calcext:value-type="string">
            <text:p>ADwin_Bias_Voltage_(V)</text:p>
          </table:table-cell>
          <table:table-cell office:value-type="string" calcext:value-type="string">
            <text:p>Sweep period_(s)</text:p>
          </table:table-cell>
          <table:table-cell office:value-type="string" calcext:value-type="string">
            <text:p>No of sweeps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Dwin_Averaging</text:p>
          </table:table-cell>
          <table:table-cell office:value-type="string" calcext:value-type="string">
            <text:p>T_min</text:p>
          </table:table-cell>
          <table:table-cell office:value-type="string" calcext:value-type="string">
            <text:p>T_max</text:p>
          </table:table-cell>
          <table:table-cell office:value-type="string" calcext:value-type="string">
            <text:p>T_mean_(mK)</text:p>
          </table:table-cell>
          <table:table-cell table:style-name="ce87" office:value-type="string" calcext:value-type="string">
            <text:p>Date_2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Comment</text:p>
          </table:table-cell>
          <table:table-cell table:number-columns-repeated="16355"/>
        </table:table-row>
        <table:table-row table:style-name="ro1" table:visibility="collapse">
          <table:table-cell/>
          <table:table-cell office:value-type="string" calcext:value-type="string">
            <text:p>S1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V-Sweeps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5-12-IV-Sweep</text:p>
          </table:table-cell>
          <table:table-cell office:value-type="string" calcext:value-type="string">
            <text:p>SUPERSHAPREFD_lowRref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100" calcext:value-type="float">
            <text:p>100</text:p>
          </table:table-cell>
          <table:table-cell table:number-columns-repeated="16"/>
          <table:table-cell office:value-type="string" calcext:value-type="string">
            <text:p>23-05-12</text:p>
          </table:table-cell>
          <table:table-cell office:value-type="string" calcext:value-type="string">
            <text:p>PR-22-d-1</text:p>
          </table:table-cell>
          <table:table-cell office:value-type="string" calcext:value-type="string">
            <text:p>See SC IV for the first time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S1a: 24.3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5-15-HIV-Map-01</text:p>
          </table:table-cell>
          <table:table-cell office:value-type="string" calcext:value-type="string">
            <text:p>SUPERSHAPREFD_lowRrefMag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8.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60 mK</text:p>
          </table:table-cell>
          <table:table-cell office:value-type="string" calcext:value-type="string">
            <text:p>120 mK</text:p>
          </table:table-cell>
          <table:table-cell office:value-type="string" calcext:value-type="string">
            <text:p>80 mK</text:p>
          </table:table-cell>
          <table:table-cell office:value-type="string" calcext:value-type="string">
            <text:p>23-05-15</text:p>
          </table:table-cell>
          <table:table-cell office:value-type="string" calcext:value-type="string">
            <text:p>PR-22-d-1</text:p>
          </table:table-cell>
          <table:table-cell office:value-type="string" calcext:value-type="string">
            <text:p>Grill sample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S1b: 20.8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6-12-HIV-Map-02</text:p>
          </table:table-cell>
          <table:table-cell office:value-type="string" calcext:value-type="string">
            <text:p>HIV-Messung-0906232-4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49.77</text:p>
          </table:table-cell>
          <table:table-cell office:value-type="float" office:value="6" calcext:value-type="float">
            <text:p>6</text:p>
          </table:table-cell>
          <table:table-cell table:formula="of:=6/3600*150*201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0 mK</text:p>
          </table:table-cell>
          <table:table-cell office:value-type="string" calcext:value-type="string">
            <text:p>325 mK</text:p>
          </table:table-cell>
          <table:table-cell office:value-type="string" calcext:value-type="string">
            <text:p>180 mK</text:p>
          </table:table-cell>
          <table:table-cell office:value-type="string" calcext:value-type="string">
            <text:p>23-06-12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heating due to high bias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S1b: 20.8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6-17-HIV-Map-03</text:p>
          </table:table-cell>
          <table:table-cell office:value-type="string" calcext:value-type="string">
            <text:p>HIV-Messung_2023-06-16_2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8.8679</text:p>
          </table:table-cell>
          <table:table-cell office:value-type="float" office:value="6" calcext:value-type="float">
            <text:p>6</text:p>
          </table:table-cell>
          <table:table-cell table:formula="of:=6/3600*20*321" office:value-type="float" office:value="10.7" calcext:value-type="float">
            <text:p>1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mK</text:p>
          </table:table-cell>
          <table:table-cell office:value-type="string" calcext:value-type="string">
            <text:p>125 mK</text:p>
          </table:table-cell>
          <table:table-cell office:value-type="string" calcext:value-type="string">
            <text:p>90 mK</text:p>
          </table:table-cell>
          <table:table-cell office:value-type="string" calcext:value-type="string">
            <text:p>23-06-17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higher magnetic fields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S1b: 20.8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6-19-HIV-Map-04-with-Lock-in</text:p>
          </table:table-cell>
          <table:table-cell office:value-type="string" calcext:value-type="string">
            <text:p>HIV-Messung_2023-06-19_Lockin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8.8679</text:p>
          </table:table-cell>
          <table:table-cell office:value-type="float" office:value="6" calcext:value-type="float">
            <text:p>6</text:p>
          </table:table-cell>
          <table:table-cell table:formula="of:=6/3600*20*321" office:value-type="float" office:value="10.7" calcext:value-type="float">
            <text:p>10.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mK</text:p>
          </table:table-cell>
          <table:table-cell office:value-type="string" calcext:value-type="string">
            <text:p>125 mK</text:p>
          </table:table-cell>
          <table:table-cell office:value-type="string" calcext:value-type="string">
            <text:p>90 mK</text:p>
          </table:table-cell>
          <table:table-cell office:value-type="string" calcext:value-type="string">
            <text:p>23-06-19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with Lock-in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style-name="ce63" office:value-type="string" calcext:value-type="string">
            <text:p>S1b: 2.448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7-06-HIV-05-4kOhm</text:p>
          </table:table-cell>
          <table:table-cell office:value-type="string" calcext:value-type="string">
            <text:p>2023-07-06-HIV-2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 2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style-name="ce80" office:value-type="string" calcext:value-type="string">
            <text:p>0.55</text:p>
          </table:table-cell>
          <table:table-cell table:style-name="ce80" office:value-type="string" calcext:value-type="string">
            <text:p>0.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7.87</text:p>
          </table:table-cell>
          <table:table-cell office:value-type="float" office:value="5" calcext:value-type="float">
            <text:p>5</text:p>
          </table:table-cell>
          <table:table-cell table:formula="of:=6/3600*40*241" office:value-type="float" office:value="16.0666666666667" calcext:value-type="float">
            <text:p>16.06666666666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4 mK</text:p>
          </table:table-cell>
          <table:table-cell office:value-type="string" calcext:value-type="string">
            <text:p>38 mK</text:p>
          </table:table-cell>
          <table:table-cell office:value-type="string" calcext:value-type="string">
            <text:p>35 mK</text:p>
          </table:table-cell>
          <table:table-cell office:value-type="string" calcext:value-type="string">
            <text:p>23-07-06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@ 4 kOhm (broken for the first time)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style-name="ce64" office:value-type="string" calcext:value-type="string">
            <text:p>S1b: 1.106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7-10-HIV-06-12kOhm</text:p>
          </table:table-cell>
          <table:table-cell office:value-type="string" calcext:value-type="string">
            <text:p>2023-07-10-HIV-1600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style-name="ce80" office:value-type="string" calcext:value-type="string">
            <text:p>1.2</text:p>
          </table:table-cell>
          <table:table-cell table:style-name="ce80" office:value-type="string" calcext:value-type="string">
            <text:p>0.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7.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33 mK</text:p>
          </table:table-cell>
          <table:table-cell office:value-type="string" calcext:value-type="string">
            <text:p>37 mK</text:p>
          </table:table-cell>
          <table:table-cell office:value-type="string" calcext:value-type="string">
            <text:p>35 mK</text:p>
          </table:table-cell>
          <table:table-cell office:value-type="string" calcext:value-type="string">
            <text:p>23-07-10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@ 12 kOhm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style-name="ce65" office:value-type="string" calcext:value-type="string">
            <text:p>S1b: 0.455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7-11-HIV-07-32kOhm</text:p>
          </table:table-cell>
          <table:table-cell office:value-type="string" calcext:value-type="string">
            <text:p>2023-07-14_HIV-3200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style-name="ce80" office:value-type="string" calcext:value-type="string">
            <text:p>2.5</text:p>
          </table:table-cell>
          <table:table-cell table:style-name="ce82" office:value-type="string" calcext:value-type="string">
            <text:p>0.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37.8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5 mK</text:p>
          </table:table-cell>
          <table:table-cell office:value-type="string" calcext:value-type="string">
            <text:p>30 mK</text:p>
          </table:table-cell>
          <table:table-cell office:value-type="string" calcext:value-type="string">
            <text:p>27 mK</text:p>
          </table:table-cell>
          <table:table-cell office:value-type="string" calcext:value-type="string">
            <text:p>23-07-12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@ 40 kOhm, power failure, magnet malfunction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style-name="ce65" office:value-type="string" calcext:value-type="string">
            <text:p>S1b: 0.08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7-17-HIV-08-160kOhm</text:p>
          </table:table-cell>
          <table:table-cell office:value-type="string" calcext:value-type="string">
            <text:p>2023-07-17_HIV-160kOhm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style-name="ce80" office:value-type="string" calcext:value-type="string">
            <text:p>7.3</text:p>
          </table:table-cell>
          <table:table-cell table:style-name="ce80" office:value-type="string" calcext:value-type="string">
            <text:p>0.05</text:p>
          </table:table-cell>
          <table:table-cell office:value-type="string" calcext:value-type="string">
            <text:p>True</text:p>
          </table:table-cell>
          <table:table-cell/>
          <table:table-cell table:style-name="ce86" table:number-columns-repeated="2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23-07-17</text:p>
          </table:table-cell>
          <table:table-cell office:value-type="string" calcext:value-type="string">
            <text:p>PR-22-d-3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S1b: 1.053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7-20-HIV-09-12500Ohm</text:p>
          </table:table-cell>
          <table:table-cell office:value-type="string" calcext:value-type="string">
            <text:p>2023-07-20_HIV_125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style-name="ce80" office:value-type="string" calcext:value-type="string">
            <text:p>1.25</text:p>
          </table:table-cell>
          <table:table-cell table:style-name="ce80" office:value-type="string" calcext:value-type="string">
            <text:p>0.1</text:p>
          </table:table-cell>
          <table:table-cell office:value-type="string" calcext:value-type="string">
            <text:p>True</text:p>
          </table:table-cell>
          <table:table-cell/>
          <table:table-cell table:style-name="ce86" table:number-columns-repeated="2"/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23-07-20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currently no data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0_0.6_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08-HIV-10-25Ohm</text:p>
          </table:table-cell>
          <table:table-cell office:value-type="string" calcext:value-type="string">
            <text:p>2023-08-09_HIV_25Ohm_only_1_Ic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6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0_0.7_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08-HIV-10-25Ohm</text:p>
          </table:table-cell>
          <table:table-cell office:value-type="string" calcext:value-type="string">
            <text:p>2023-08-10_HIV_25Ohm_quick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 0.7 V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21" calcext:value-type="float">
            <text:p>21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7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0_0.8_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08-HIV-10-25Ohm</text:p>
          </table:table-cell>
          <table:table-cell office:value-type="string" calcext:value-type="string">
            <text:p>2023-08-10_HIV_25Ohm_quick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 0.8 V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24" calcext:value-type="float">
            <text:p>24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8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0_0.9_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08-HIV-10-25Ohm</text:p>
          </table:table-cell>
          <table:table-cell office:value-type="string" calcext:value-type="string">
            <text:p>2023-08-10_HIV_25Ohm_quick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 0.9 V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9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0_1.0_V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08-HIV-10-25Ohm</text:p>
          </table:table-cell>
          <table:table-cell office:value-type="string" calcext:value-type="string">
            <text:p>2023-08-09_HIV_25Ohm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0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1_0_dB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12-HIV-11-25Ohm_10GHz_dBm</text:p>
          </table:table-cell>
          <table:table-cell office:value-type="string" calcext:value-type="string">
            <text:p>2023-08-12_HIV_25Ohm_10GHz_0dB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0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1_-2_dB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12-HIV-11-25Ohm_10GHz_dBm</text:p>
          </table:table-cell>
          <table:table-cell office:value-type="string" calcext:value-type="string">
            <text:p>2023-08-12_HIV_25Ohm_10GHz_-2dB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0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string" calcext:value-type="string">
            <text:p>S2a: 25.2 Ohm</text:p>
          </table:table-cell>
          <table:table-cell table:style-name="ce76" office:value-type="string" calcext:value-type="string">
            <text:p>magnet</text:p>
          </table:table-cell>
          <table:table-cell office:value-type="string" calcext:value-type="string">
            <text:p>HIV-Map-11_-5_dB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12-HIV-11-25Ohm_10GHz_dBm</text:p>
          </table:table-cell>
          <table:table-cell office:value-type="string" calcext:value-type="string">
            <text:p>2023-08-12_HIV_25Ohm_10GHz_-5dB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0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S2a: 25.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1_-10_dBm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12-HIV-11-25Ohm_10GHz_dBm</text:p>
          </table:table-cell>
          <table:table-cell office:value-type="string" calcext:value-type="string">
            <text:p>2023-08-12_HIV_25Ohm_10GHz_-10dB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0" calcext:value-type="float">
            <text:p>3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0</text:p>
          </table:table-cell>
          <table:table-cell table:style-name="ce86" table:number-columns-repeated="2"/>
          <table:table-cell table:number-columns-repeated="6"/>
          <table:table-cell office:value-type="string" calcext:value-type="string">
            <text:p>PR-22-e-8</text:p>
          </table:table-cell>
          <table:table-cell table:number-columns-repeated="1635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7" office:value-type="string" calcext:value-type="string">
            <text:p>S2b: 23.5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2-ADwi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28-HIV-Map-12-23.5Ohm</text:p>
          </table:table-cell>
          <table:table-cell office:value-type="string" calcext:value-type="string">
            <text:p>2023-08-28_HIV_23.5Ohm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3" calcext:value-type="float">
            <text:p>33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8.8679</text:p>
          </table:table-cell>
          <table:table-cell table:style-name="ce86"/>
          <table:table-cell table:number-columns-repeated="6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2b: 23.5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2-ADwin-Avg-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28-HIV-Map-12-23.5Ohm</text:p>
          </table:table-cell>
          <table:table-cell office:value-type="string" calcext:value-type="string">
            <text:p>2023-08-29_HIV_23.5Ohm_3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33" calcext:value-type="float">
            <text:p>33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2b: 30.6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9-29-HIV-Map-13-30Ohm</text:p>
          </table:table-cell>
          <table:table-cell office:value-type="string" calcext:value-type="string">
            <text:p>2023-09-29_HIV_25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office:value-type="float" office:value="44" calcext:value-type="float">
            <text:p>44</text:p>
          </table:table-cell>
          <table:table-cell table:style-name="ce83" office:value-type="float" office:value="1435" calcext:value-type="float">
            <text:p>1435</text:p>
          </table:table-cell>
          <table:table-cell table:style-name="ce84" office:value-type="boolean" office:boolean-value="true" calcext:value-type="boolean">
            <text:p>TRU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S2b: 0.875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2-HIV-Map-14-13kOhm</text:p>
          </table:table-cell>
          <table:table-cell office:value-type="string" calcext:value-type="string">
            <text:p>2023-10-02_HIV_135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7" calcext:value-type="float">
            <text:p>1.7</text:p>
          </table:table-cell>
          <table:table-cell table:style-name="ce80" office:value-type="string" calcext:value-type="string">
            <text:p>0.1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4" office:value-type="string" calcext:value-type="string">
            <text:p>S2b: 0.904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4-HIV-Map-15-13kOhm</text:p>
          </table:table-cell>
          <table:table-cell office:value-type="string" calcext:value-type="string">
            <text:p>2023-10-04_fIV_HIV_131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65" calcext:value-type="float">
            <text:p>1.65</text:p>
          </table:table-cell>
          <table:table-cell table:style-name="ce80" office:value-type="string" calcext:value-type="string">
            <text:p>0.1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8" office:value-type="string" calcext:value-type="string">
            <text:p>S2b: 4.113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6_HIV_3000Ohm</text:p>
          </table:table-cell>
          <table:table-cell office:value-type="string" calcext:value-type="string">
            <text:p>2023-10-16_HIV_30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15" calcext:value-type="float">
            <text:p>1.15</text:p>
          </table:table-cell>
          <table:table-cell table:style-name="ce80" office:value-type="float" office:value="0.35" calcext:value-type="float">
            <text:p>0.3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8" office:value-type="string" calcext:value-type="string">
            <text:p>S2b: 4.112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6_HIV_3000Ohm</text:p>
          </table:table-cell>
          <table:table-cell office:value-type="string" calcext:value-type="string">
            <text:p>2023-10-16_HIV_3000Ohm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15" calcext:value-type="float">
            <text:p>1.15</text:p>
          </table:table-cell>
          <table:table-cell table:style-name="ce80" office:value-type="float" office:value="0.35" calcext:value-type="float">
            <text:p>0.3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7_HIV_2_G0</text:p>
          </table:table-cell>
          <table:table-cell office:value-type="string" calcext:value-type="string">
            <text:p>2023-10-17_HIV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9" calcext:value-type="float">
            <text:p>1.9</text:p>
          </table:table-cell>
          <table:table-cell table:style-name="ce80" office:value-type="float" office:value="0.25" calcext:value-type="float">
            <text:p>0.2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9_HIV_25_G0</text:p>
          </table:table-cell>
          <table:table-cell office:value-type="string" calcext:value-type="string">
            <text:p>2023-10-19_HIV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91" calcext:value-type="float">
            <text:p>0.9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4" office:value-type="string" calcext:value-type="string">
            <text:p>S2b: 0.789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HIV-1G0</text:p>
          </table:table-cell>
          <table:table-cell office:value-type="string" calcext:value-type="string">
            <text:p>2023-10-20_HIV_1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4" office:value-type="string" calcext:value-type="string">
            <text:p>S2b: 0.927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4-HIV-new_1_G0</text:p>
          </table:table-cell>
          <table:table-cell office:value-type="string" calcext:value-type="string">
            <text:p>2023-10-24_HIV_new_1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73" calcext:value-type="float">
            <text:p>1.73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65" office:value-type="string" calcext:value-type="string">
            <text:p>S2b: 0.051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7_HIV_tunnel_contact</text:p>
          </table:table-cell>
          <table:table-cell office:value-type="string" calcext:value-type="string">
            <text:p>2023-10-27_HIV_tunnel_contact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2" calcext:value-type="float">
            <text:p>1.2</text:p>
          </table:table-cell>
          <table:table-cell table:style-name="ce80" office:value-type="float" office:value="0.01" calcext:value-type="float">
            <text:p>0.01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80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3" office:value-type="string" calcext:value-type="string">
            <text:p>S2b: 2.019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2-high_Tau_2_G0</text:p>
          </table:table-cell>
          <table:table-cell office:value-type="string" calcext:value-type="string">
            <text:p>2023-11-02_high_tau_2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3" office:value-type="string" calcext:value-type="string">
            <text:p>S2b: 2.031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3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3" office:value-type="string" calcext:value-type="string">
            <text:p>S2b: 2.035 G_0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HIV-Map-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4_G0_antenna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ritical field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18.8679</text:p>
          </table:table-cell>
          <table:table-cell table:number-columns-repeated="7"/>
          <table:table-cell office:value-type="string" calcext:value-type="string">
            <text:p>PR-22-e-9</text:p>
          </table:table-cell>
          <table:table-cell table:number-columns-repeated="1635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11"/>
          <table:table-cell table:style-name="Default"/>
          <table:table-cell table:number-columns-repeated="16367"/>
        </table:table-row>
        <table:table-row table:style-name="ro1" table:visibility="collapse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icrowave</text:p>
          </table:table-cell>
          <table:table-cell office:value-type="string" calcext:value-type="string">
            <text:p>MWIV-Map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6-16-MWIV-Map-01</text:p>
          </table:table-cell>
          <table:table-cell office:value-type="string" calcext:value-type="string">
            <text:p>Hf_IV-Messung_2023-06-15_2.hd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gh_frequency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149.77 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8 mK</text:p>
          </table:table-cell>
          <table:table-cell office:value-type="string" calcext:value-type="string">
            <text:p>31 mK</text:p>
          </table:table-cell>
          <table:table-cell office:value-type="string" calcext:value-type="string">
            <text:p>30 mK</text:p>
          </table:table-cell>
          <table:table-cell office:value-type="string" calcext:value-type="string">
            <text:p>23-06-16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No frequency dependency, no MW arrive?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microwave</text:p>
          </table:table-cell>
          <table:table-cell office:value-type="string" calcext:value-type="string">
            <text:p>MWIV-Map-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7-07-MWIV-Map-02-4kOhm</text:p>
          </table:table-cell>
          <table:table-cell office:value-type="string" calcext:value-type="string">
            <text:p>2023-07-06-nuIV-4000Ohm_0.hd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gh_frequency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30 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25 mK</text:p>
          </table:table-cell>
          <table:table-cell office:value-type="string" calcext:value-type="string">
            <text:p>27 mK</text:p>
          </table:table-cell>
          <table:table-cell office:value-type="string" calcext:value-type="string">
            <text:p>26 mK</text:p>
          </table:table-cell>
          <table:table-cell office:value-type="string" calcext:value-type="string">
            <text:p>23-07-07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@ 4 kOhm, no MW arrive!</text:p>
          </table:table-cell>
          <table:table-cell table:number-columns-repeated="16355"/>
        </table:table-row>
        <table:table-row table:style-name="ro1" table:visibility="collapse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icrowave</text:p>
          </table:table-cell>
          <table:table-cell office:value-type="string" calcext:value-type="string">
            <text:p>PMWIV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7-17-PMWIV-32kOhm</text:p>
          </table:table-cell>
          <table:table-cell office:value-type="string" calcext:value-type="string">
            <text:p>2023-07-17_PfIV-32000_2.hd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gh_frequency</text:p>
          </table:table-cell>
          <table:table-cell office:value-type="float" office:value="51689" calcext:value-type="float">
            <text:p>51689</text:p>
          </table:table-cell>
          <table:table-cell table:number-columns-repeated="16374"/>
        </table:table-row>
        <table:table-row table:style-name="ro1" table:visibility="collapse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microwave</text:p>
          </table:table-cell>
          <table:table-cell office:value-type="string" calcext:value-type="string">
            <text:p>MWIV-Map-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10-MWIV-25Ohm_antenna</text:p>
          </table:table-cell>
          <table:table-cell office:value-type="string" calcext:value-type="string">
            <text:p>2023-08-10_MWIV_25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_frequency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number-columns-repeated="16366"/>
        </table:table-row>
        <table:table-row table:style-name="ro1" table:visibility="collapse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icrowave</text:p>
          </table:table-cell>
          <table:table-cell office:value-type="string" calcext:value-type="string">
            <text:p>MWIV-Map-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11-MWIV-25Ohm_strip-line</text:p>
          </table:table-cell>
          <table:table-cell office:value-type="string" calcext:value-type="string">
            <text:p>2023-08-11_MWIV_25Ohm_strip-line_1.hdf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gh_frequency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number-columns-repeated="16366"/>
        </table:table-row>
        <table:table-row table:style-name="ro1" table:visibility="collapse">
          <table:table-cell office:value-type="float" office:value="40" calcext:value-type="float">
            <text:p>40</text:p>
          </table:table-cell>
          <table:table-cell table:style-name="ce62"/>
          <table:table-cell office:value-type="string" calcext:value-type="string">
            <text:p>microwave</text:p>
          </table:table-cell>
          <table:table-cell office:value-type="string" calcext:value-type="string">
            <text:p>MWIV-Map-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08-14-MWIV-25Ohm_strip-line</text:p>
          </table:table-cell>
          <table:table-cell office:value-type="string" calcext:value-type="string">
            <text:p>2023-08-14_MWIV_25Ohm_strip-line_2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gh_frequency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False</text:p>
          </table:table-cell>
          <table:table-cell table:number-columns-repeated="1636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4" office:value-type="string" calcext:value-type="string">
            <text:p><text:span text:style-name="T1">S2b: 0.904 G_0-</text:span>antenna!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4-HIV-Map-15-13kOhm</text:p>
          </table:table-cell>
          <table:table-cell office:value-type="string" calcext:value-type="string">
            <text:p>2023-10-04_fIV_HIV_131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3" calcext:value-type="float">
            <text:p>2.3</text:p>
          </table:table-cell>
          <table:table-cell table:style-name="ce80" office:value-type="string" calcext:value-type="string">
            <text:p>0.16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43]*391/3600" office:value-type="float" office:value="8.68888888888889" calcext:value-type="float">
            <text:p>8.6888888888888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ntenna</text:p>
          </table:table-cell>
          <table:table-cell table:number-columns-repeated="1635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4" office:value-type="string" calcext:value-type="string">
            <text:p>S2b: 0.904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6-MWIV_0dBm_stripline</text:p>
          </table:table-cell>
          <table:table-cell office:value-type="string" calcext:value-type="string">
            <text:p>2023-10-06_MWIV_stripline_0dBm_13100Ohm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3" calcext:value-type="float">
            <text:p>2.3</text:p>
          </table:table-cell>
          <table:table-cell table:style-name="ce80" office:value-type="float" office:value="0.16" calcext:value-type="float">
            <text:p>0.16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44]*391/3600" office:value-type="float" office:value="8.68888888888889" calcext:value-type="float">
            <text:p>8.6888888888888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4" office:value-type="string" calcext:value-type="string">
            <text:p>S2b: 0.904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7-MWIV_0dBm_stripline_avg50</text:p>
          </table:table-cell>
          <table:table-cell office:value-type="string" calcext:value-type="string">
            <text:p>2023-10-07_MWIV_stripline_0dBm_131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10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2" calcext:value-type="float">
            <text:p>2.2</text:p>
          </table:table-cell>
          <table:table-cell table:style-name="ce80" office:value-type="string" calcext:value-type="string">
            <text:p>0.16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45]*391/3600" office:value-type="float" office:value="8.68888888888889" calcext:value-type="float">
            <text:p>8.6888888888888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4" office:value-type="string" calcext:value-type="string">
            <text:p>S2b: 0.904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7-MWIV_stripline_powers</text:p>
          </table:table-cell>
          <table:table-cell office:value-type="string" calcext:value-type="string">
            <text:p>2023-10-07_MWIV_stripline_-10-5-2+5dBm_131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10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2" calcext:value-type="float">
            <text:p>2.2</text:p>
          </table:table-cell>
          <table:table-cell table:style-name="ce80" office:value-type="string" calcext:value-type="string">
            <text:p>0.16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46]*391/3600" office:value-type="float" office:value="8.68888888888889" calcext:value-type="float">
            <text:p>8.6888888888888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4" office:value-type="string" calcext:value-type="string">
            <text:p>S2b: 0.904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7-MWIV_stripline_powers</text:p>
          </table:table-cell>
          <table:table-cell office:value-type="string" calcext:value-type="string">
            <text:p>2023-10-07_MWIV_stripline_-10-5-2+5dBm_131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5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2" calcext:value-type="float">
            <text:p>2.2</text:p>
          </table:table-cell>
          <table:table-cell table:style-name="ce80" office:value-type="string" calcext:value-type="string">
            <text:p>0.16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47]*391/3600" office:value-type="float" office:value="8.68888888888889" calcext:value-type="float">
            <text:p>8.6888888888888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4" office:value-type="string" calcext:value-type="string">
            <text:p>S2b: 0.904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7-MWIV_stripline_powers</text:p>
          </table:table-cell>
          <table:table-cell office:value-type="string" calcext:value-type="string">
            <text:p>2023-10-07_MWIV_stripline_-10-5-2+5dBm_131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2" calcext:value-type="float">
            <text:p>2.2</text:p>
          </table:table-cell>
          <table:table-cell table:style-name="ce80" office:value-type="string" calcext:value-type="string">
            <text:p>0.16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48]*391/3600" office:value-type="float" office:value="8.68888888888889" calcext:value-type="float">
            <text:p>8.6888888888888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4" office:value-type="string" calcext:value-type="string">
            <text:p>S2b: 0.904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7-MWIV_stripline_powers</text:p>
          </table:table-cell>
          <table:table-cell office:value-type="string" calcext:value-type="string">
            <text:p>2023-10-07_MWIV_stripline_-10-5-2+5dBm_13100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+5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2" calcext:value-type="float">
            <text:p>2.2</text:p>
          </table:table-cell>
          <table:table-cell table:style-name="ce80" office:value-type="string" calcext:value-type="string">
            <text:p>0.16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49]*391/3600" office:value-type="float" office:value="8.68888888888889" calcext:value-type="float">
            <text:p>8.6888888888888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9" office:value-type="string" calcext:value-type="string">
            <text:p>S2b: 4.113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9-MWIV_stripline_powers_3kOhm</text:p>
          </table:table-cell>
          <table:table-cell office:value-type="string" calcext:value-type="string">
            <text:p>2023-10-09_MWIV_stripline_-10-20_dBm_3000_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1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1.85" calcext:value-type="float">
            <text:p>1.8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50]*391/3600" office:value-type="float" office:value="8.68888888888889" calcext:value-type="float">
            <text:p>8.6888888888888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8" office:value-type="string" calcext:value-type="string">
            <text:p>S2b: 4.113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09-MWIV_stripline_powers_3kOhm</text:p>
          </table:table-cell>
          <table:table-cell office:value-type="string" calcext:value-type="string">
            <text:p>2023-10-09_MWIV_stripline_-10-20_dBm_3000_Ohm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7" calcext:value-type="float">
            <text:p>0.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T51]*391/3600" office:value-type="float" office:value="8.68888888888889" calcext:value-type="float">
            <text:p>8.68888888888889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8" office:value-type="string" calcext:value-type="string">
            <text:p>S2b: 4.113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2-MWIV_antenna_3kOhm</text:p>
          </table:table-cell>
          <table:table-cell office:value-type="string" calcext:value-type="string">
            <text:p>2023-10-12_MWIV_antenna_-20_dBm_3000_Ohm_3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7" calcext:value-type="float">
            <text:p>0.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antenna</text:p>
          </table:table-cell>
          <table:table-cell table:number-columns-repeated="1635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8" office:value-type="string" calcext:value-type="string">
            <text:p>S2b: 4.113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2-MWIV_antenna_3kOhm_incomplete</text:p>
          </table:table-cell>
          <table:table-cell office:value-type="string" calcext:value-type="string">
            <text:p>2023-10-12_MWIV_antenna_-20_dBm_3000_Ohm_2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7" calcext:value-type="float">
            <text:p>0.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antenna</text:p>
          </table:table-cell>
          <table:table-cell table:number-columns-repeated="1635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8" office:value-type="string" calcext:value-type="string">
            <text:p>S2b: 4.113 G_0</text:p>
          </table:table-cell>
          <table:table-cell office:value-type="string" calcext:value-type="string">
            <text:p>microwave</text:p>
          </table:table-cell>
          <table:table-cell table:style-name="ce78" office:value-type="string" calcext:value-type="string">
            <text:p>MWIV-Map-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3_MWIV_antenna_-20_dBm_3000_Ohm_4</text:p>
          </table:table-cell>
          <table:table-cell office:value-type="string" calcext:value-type="string">
            <text:p>2023-10-13_MWIV_antenna_-20_dBm_3000_Ohm_4.hdf5</text:p>
          </table:table-cell>
          <table:table-cell office:value-type="string" calcext:value-type="string">
            <text:p>True</text:p>
          </table:table-cell>
          <table:table-cell table:style-name="ce78"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7" calcext:value-type="float">
            <text:p>0.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antenna</text:p>
          </table:table-cell>
          <table:table-cell table:number-columns-repeated="163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8" office:value-type="string" calcext:value-type="string">
            <text:p>S2b: 4.113 G_0</text:p>
          </table:table-cell>
          <table:table-cell office:value-type="string" calcext:value-type="string">
            <text:p>microwave</text:p>
          </table:table-cell>
          <table:table-cell table:style-name="ce78" office:value-type="string" calcext:value-type="string">
            <text:p>MWIV-Map-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4_MWIV_antenna_-30_dBm_3000_Ohm_0</text:p>
          </table:table-cell>
          <table:table-cell office:value-type="string" calcext:value-type="string">
            <text:p>2023-10-14_MWIV_antenna_-30_dBm_3000_Ohm_0.hdf5</text:p>
          </table:table-cell>
          <table:table-cell office:value-type="string" calcext:value-type="string">
            <text:p>True</text:p>
          </table:table-cell>
          <table:table-cell table:style-name="ce78"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7" calcext:value-type="float">
            <text:p>0.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antenna</text:p>
          </table:table-cell>
          <table:table-cell table:number-columns-repeated="163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8" office:value-type="string" calcext:value-type="string">
            <text:p>S2b: 4.113 G_0</text:p>
          </table:table-cell>
          <table:table-cell office:value-type="string" calcext:value-type="string">
            <text:p>microwave</text:p>
          </table:table-cell>
          <table:table-cell table:style-name="ce78" office:value-type="string" calcext:value-type="string">
            <text:p>MWIV-Map-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5_MWIV_stripline_-30_dBm_3000_Ohm_0</text:p>
          </table:table-cell>
          <table:table-cell office:value-type="string" calcext:value-type="string">
            <text:p>2023-10-15_MWIV_stripline_-30_dBm_3000_Ohm_0.hdf5</text:p>
          </table:table-cell>
          <table:table-cell office:value-type="string" calcext:value-type="string">
            <text:p>True</text:p>
          </table:table-cell>
          <table:table-cell table:style-name="ce78"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7" calcext:value-type="float">
            <text:p>0.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  <table:table-cell office:value-type="string" calcext:value-type="string">
            <text:p>stripline</text:p>
          </table:table-cell>
          <table:table-cell table:number-columns-repeated="1635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70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7_MWIV_stripline_-20_dBm_2_G0</text:p>
          </table:table-cell>
          <table:table-cell office:value-type="string" calcext:value-type="string">
            <text:p>2023-10-17_MWIV_stripline_-20_dBm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85" calcext:value-type="float">
            <text:p>1.85</text:p>
          </table:table-cell>
          <table:table-cell table:style-name="ce80" office:value-type="float" office:value="0.25" calcext:value-type="float">
            <text:p>0.2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antenna_-20_dBm_2_G0</text:p>
          </table:table-cell>
          <table:table-cell office:value-type="string" calcext:value-type="string">
            <text:p>2023-10-18_MWIV_antenna_-20_dBm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85" calcext:value-type="float">
            <text:p>1.85</text:p>
          </table:table-cell>
          <table:table-cell table:style-name="ce80" office:value-type="float" office:value="0.25" calcext:value-type="float">
            <text:p>0.2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antenna_powers_maps_2_G0</text:p>
          </table:table-cell>
          <table:table-cell office:value-type="string" calcext:value-type="string">
            <text:p>2023-10-18_MWIV_antenna_powers_map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9" calcext:value-type="float">
            <text:p>0.89</text:p>
          </table:table-cell>
          <table:table-cell table:style-name="ce80" office:value-type="float" office:value="0.129" calcext:value-type="float">
            <text:p>0.129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antenna_powers_maps_2_G0</text:p>
          </table:table-cell>
          <table:table-cell office:value-type="string" calcext:value-type="string">
            <text:p>2023-10-18_MWIV_antenna_powers_map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9" calcext:value-type="float">
            <text:p>0.89</text:p>
          </table:table-cell>
          <table:table-cell table:style-name="ce80" office:value-type="float" office:value="0.129" calcext:value-type="float">
            <text:p>0.129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antenna_powers_maps_2_G0</text:p>
          </table:table-cell>
          <table:table-cell office:value-type="string" calcext:value-type="string">
            <text:p>2023-10-18_MWIV_antenna_powers_map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1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9" calcext:value-type="float">
            <text:p>0.89</text:p>
          </table:table-cell>
          <table:table-cell table:style-name="ce80" office:value-type="float" office:value="0.129" calcext:value-type="float">
            <text:p>0.129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stripline_powers_maps_2_G0</text:p>
          </table:table-cell>
          <table:table-cell office:value-type="string" calcext:value-type="string">
            <text:p>2023-10-18_MWIV_stripline_powers_map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9" calcext:value-type="float">
            <text:p>0.89</text:p>
          </table:table-cell>
          <table:table-cell table:style-name="ce80" office:value-type="float" office:value="0.129" calcext:value-type="float">
            <text:p>0.129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stripline_powers_maps_2_G0</text:p>
          </table:table-cell>
          <table:table-cell office:value-type="string" calcext:value-type="string">
            <text:p>2023-10-18_MWIV_stripline_powers_map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9" calcext:value-type="float">
            <text:p>0.89</text:p>
          </table:table-cell>
          <table:table-cell table:style-name="ce80" office:value-type="float" office:value="0.129" calcext:value-type="float">
            <text:p>0.129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stripline_powers_maps_2_G0</text:p>
          </table:table-cell>
          <table:table-cell office:value-type="string" calcext:value-type="string">
            <text:p>2023-10-18_MWIV_stripline_powers_map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1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9" calcext:value-type="float">
            <text:p>0.89</text:p>
          </table:table-cell>
          <table:table-cell table:style-name="ce80" office:value-type="float" office:value="0.129" calcext:value-type="float">
            <text:p>0.129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9" office:value-type="string" calcext:value-type="string">
            <text:p>S2b: 23.777 G_0-542 Ohm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_powers_maps</text:p>
          </table:table-cell>
          <table:table-cell office:value-type="string" calcext:value-type="string">
            <text:p>2023-10-19_MWIV_antenna_powers_map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_powers_maps</text:p>
          </table:table-cell>
          <table:table-cell office:value-type="string" calcext:value-type="string">
            <text:p>2023-10-19_MWIV_antenna_powers_map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_powers_maps</text:p>
          </table:table-cell>
          <table:table-cell office:value-type="string" calcext:value-type="string">
            <text:p>2023-10-19_MWIV_stripline_powers_map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_powers_maps</text:p>
          </table:table-cell>
          <table:table-cell office:value-type="string" calcext:value-type="string">
            <text:p>2023-10-19_MWIV_stripline_powers_map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1" office:value-type="string" calcext:value-type="string">
            <text:p>S2b: 0.78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_powers_maps_1G0</text:p>
          </table:table-cell>
          <table:table-cell office:value-type="string" calcext:value-type="string">
            <text:p>2023-10-21_MWIV_antenna_powers_map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4" office:value-type="string" calcext:value-type="string">
            <text:p>S2b: 0.78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_powers_maps_1G0</text:p>
          </table:table-cell>
          <table:table-cell office:value-type="string" calcext:value-type="string">
            <text:p>2023-10-21_MWIV_antenna_powers_map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4" office:value-type="string" calcext:value-type="string">
            <text:p>S2b: 0.78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_powers_maps_1G0</text:p>
          </table:table-cell>
          <table:table-cell office:value-type="string" calcext:value-type="string">
            <text:p>2023-10-21_MWIV_antenna_powers_map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4" office:value-type="string" calcext:value-type="string">
            <text:p>S2b: 0.78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_powers_maps_1G0</text:p>
          </table:table-cell>
          <table:table-cell office:value-type="string" calcext:value-type="string">
            <text:p>2023-10-21_MWIV_stripline_powers_map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30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4" office:value-type="string" calcext:value-type="string">
            <text:p>S2b: 0.78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_powers_maps_1G0</text:p>
          </table:table-cell>
          <table:table-cell office:value-type="string" calcext:value-type="string">
            <text:p>2023-10-21_MWIV_stripline_powers_map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4" office:value-type="string" calcext:value-type="string">
            <text:p>S2b: 0.78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_powers_maps_1G0</text:p>
          </table:table-cell>
          <table:table-cell office:value-type="string" calcext:value-type="string">
            <text:p>2023-10-21_MWIV_stripline_powers_map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71" office:value-type="string" calcext:value-type="string">
            <text:p>S2b: 0.927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4-MWIV_powers_maps_new_1G0</text:p>
          </table:table-cell>
          <table:table-cell office:value-type="string" calcext:value-type="string">
            <text:p>2023-10-21_MWIV_stripline_powers_maps_new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73" calcext:value-type="float">
            <text:p>1.73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70"/>
          <table:table-cell office:value-type="string" calcext:value-type="string">
            <text:p>microwave</text:p>
          </table:table-cell>
          <table:table-cell office:value-type="string" calcext:value-type="string">
            <text:p>MWIV-Map-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5_MWIV_antenna_high_T_1.9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3"/>
          <table:table-cell office:value-type="string" calcext:value-type="string">
            <text:p>microwave</text:p>
          </table:table-cell>
          <table:table-cell office:value-type="string" calcext:value-type="string">
            <text:p>MWIV-Map-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5_MWIV_antenna_high_T_1.9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3"/>
          <table:table-cell office:value-type="string" calcext:value-type="string">
            <text:p>microwave</text:p>
          </table:table-cell>
          <table:table-cell office:value-type="string" calcext:value-type="string">
            <text:p>MWIV-Map-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6_MWIV_stripline_high_T_1.9_G0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3"/>
          <table:table-cell office:value-type="string" calcext:value-type="string">
            <text:p>microwave</text:p>
          </table:table-cell>
          <table:table-cell office:value-type="string" calcext:value-type="string">
            <text:p>MWIV-Map-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6_MWIV_stripline_high_T_1.9_G0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72" office:value-type="string" calcext:value-type="string">
            <text:p>S2b: 0.051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7_HIV_tunnel_contact</text:p>
          </table:table-cell>
          <table:table-cell office:value-type="string" calcext:value-type="string">
            <text:p>2023-10-27_HIV_tunnel_contact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15" calcext:value-type="float">
            <text:p>2.15</text:p>
          </table:table-cell>
          <table:table-cell table:style-name="ce80" office:value-type="float" office:value="0.01" calcext:value-type="float">
            <text:p>0.01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73" office:value-type="string" calcext:value-type="string">
            <text:p>S2b: 0.051 G_0</text:p>
          </table:table-cell>
          <table:table-cell table:style-name="ce77" office:value-type="string" calcext:value-type="string">
            <text:p>microwave</text:p>
          </table:table-cell>
          <table:table-cell table:style-name="ce77" office:value-type="string" calcext:value-type="string">
            <text:p>MWIV-Map-42</text:p>
          </table:table-cell>
          <table:table-cell table:style-name="ce77" office:value-type="string" calcext:value-type="string">
            <text:p>False</text:p>
          </table:table-cell>
          <table:table-cell table:style-name="ce77" office:value-type="string" calcext:value-type="string">
            <text:p>2023-10-27_HIV_tunnel_contact</text:p>
          </table:table-cell>
          <table:table-cell table:style-name="ce77" office:value-type="string" calcext:value-type="string">
            <text:p>2023-10-27_HIV_tunnel_contact_1.hdf5</text:p>
          </table:table-cell>
          <table:table-cell table:style-name="ce77" office:value-type="string" calcext:value-type="string">
            <text:p>True</text:p>
          </table:table-cell>
          <table:table-cell table:style-name="ce79" office:value-type="string" calcext:value-type="string">
            <text:p>frequency_at_-25dBm</text:p>
          </table:table-cell>
          <table:table-cell table:style-name="ce77" office:value-type="float" office:value="51689" calcext:value-type="float">
            <text:p>51689</text:p>
          </table:table-cell>
          <table:table-cell table:style-name="ce77" office:value-type="float" office:value="1000" calcext:value-type="float">
            <text:p>1000</text:p>
          </table:table-cell>
          <table:table-cell table:style-name="ce77" office:value-type="float" office:value="10000" calcext:value-type="float">
            <text:p>10000</text:p>
          </table:table-cell>
          <table:table-cell table:style-name="ce77" office:value-type="float" office:value="30" calcext:value-type="float">
            <text:p>30</text:p>
          </table:table-cell>
          <table:table-cell table:style-name="ce77" office:value-type="float" office:value="0.25" calcext:value-type="float">
            <text:p>0.25</text:p>
          </table:table-cell>
          <table:table-cell table:style-name="ce77" office:value-type="string" calcext:value-type="string">
            <text:p>?</text:p>
          </table:table-cell>
          <table:table-cell table:style-name="ce81" office:value-type="float" office:value="2.15" calcext:value-type="float">
            <text:p>2.15</text:p>
          </table:table-cell>
          <table:table-cell table:style-name="ce81" office:value-type="float" office:value="0.01" calcext:value-type="float">
            <text:p>0.01</text:p>
          </table:table-cell>
          <table:table-cell table:style-name="ce85" office:value-type="boolean" office:boolean-value="false" calcext:value-type="boolean">
            <text:p>FALSE</text:p>
          </table:table-cell>
          <table:table-cell table:style-name="ce77" office:value-type="float" office:value="1" calcext:value-type="float">
            <text:p>1</text:p>
          </table:table-cell>
          <table:table-cell table:style-name="ce81" office:value-type="float" office:value="80" calcext:value-type="float">
            <text:p>80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1636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70" office:value-type="string" calcext:value-type="string">
            <text:p>S2b: 2.01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2-high_Tau_2_G0</text:p>
          </table:table-cell>
          <table:table-cell office:value-type="string" calcext:value-type="string">
            <text:p>2023-11-02_high_tau_2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3" office:value-type="string" calcext:value-type="string">
            <text:p>S2b: 2.019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2-high_Tau_2_G0</text:p>
          </table:table-cell>
          <table:table-cell office:value-type="string" calcext:value-type="string">
            <text:p>2023-11-02_high_tau_2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-20 dBm not -25</text:p>
          </table:table-cell>
          <table:table-cell table:number-columns-repeated="16355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70" office:value-type="string" calcext:value-type="string">
            <text:p>S2b: 2.031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3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3" office:value-type="string" calcext:value-type="string">
            <text:p>S2b: 2.031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3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63" office:value-type="string" calcext:value-type="string">
            <text:p>S2b: 2.035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4_G0_antenna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0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3" office:value-type="string" calcext:value-type="string">
            <text:p>S2b: 2.035 G_0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MWIV-Map-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4_G0_antenna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-25dBm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11"/>
          <table:table-cell table:style-name="ce80"/>
          <table:table-cell table:number-columns-repeated="1636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temperature</text:p>
          </table:table-cell>
          <table:table-cell office:value-type="string" calcext:value-type="string">
            <text:p>TIV-Map-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6-26-TIV-Map-01</text:p>
          </table:table-cell>
          <table:table-cell office:value-type="string" calcext:value-type="string">
            <text:p>Multiple_Folders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"/>
          <table:table-cell office:value-type="string" calcext:value-type="string">
            <text:p>23-06-26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while warm-up</text:p>
          </table:table-cell>
          <table:table-cell table:number-columns-repeated="16355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temperature</text:p>
          </table:table-cell>
          <table:table-cell office:value-type="string" calcext:value-type="string">
            <text:p>TIV-Map-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-07-06 -TIV-Map-02-Cool-Down</text:p>
          </table:table-cell>
          <table:table-cell office:value-type="string" calcext:value-type="string">
            <text:p>TIV-Messung_2023-07-06.hdf5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"/>
          <table:table-cell office:value-type="string" calcext:value-type="string">
            <text:p>23-07-06</text:p>
          </table:table-cell>
          <table:table-cell office:value-type="string" calcext:value-type="string">
            <text:p>PR-22-d-3</text:p>
          </table:table-cell>
          <table:table-cell office:value-type="string" calcext:value-type="string">
            <text:p>while cool-down</text:p>
          </table:table-cell>
          <table:table-cell table:number-columns-repeated="1635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70" office:value-type="string" calcext:value-type="string">
            <text:p>S2b: 1.778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Shipiro_powers_temperature</text:p>
          </table:table-cell>
          <table:table-cell office:value-type="string" calcext:value-type="string">
            <text:p>2023-10-18_MWIV_antenna_power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85" calcext:value-type="float">
            <text:p>1.85</text:p>
          </table:table-cell>
          <table:table-cell table:style-name="ce80" office:value-type="float" office:value="0.25" calcext:value-type="float">
            <text:p>0.2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" office:value-type="string" calcext:value-type="string">
            <text:p>S2b: 1.778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18_MWIV_Shipiro_powers_temperature</text:p>
          </table:table-cell>
          <table:table-cell office:value-type="string" calcext:value-type="string">
            <text:p>2023-10-18_MWIV_stripline_powers_2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85" calcext:value-type="float">
            <text:p>1.85</text:p>
          </table:table-cell>
          <table:table-cell table:style-name="ce80" office:value-type="float" office:value="0.25" calcext:value-type="float">
            <text:p>0.2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9" office:value-type="string" calcext:value-type="string">
            <text:p>S2b: 23.777 G_0-542 Oh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-powers</text:p>
          </table:table-cell>
          <table:table-cell office:value-type="string" calcext:value-type="string">
            <text:p>2023-10-20_MWIV_antenna_powers_frequencie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-powers</text:p>
          </table:table-cell>
          <table:table-cell office:value-type="string" calcext:value-type="string">
            <text:p>2023-10-20_MWIV_antenna_power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-powers</text:p>
          </table:table-cell>
          <table:table-cell office:value-type="string" calcext:value-type="string">
            <text:p>2023-10-20_MWIV_antenna_powers_frequencie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-powers</text:p>
          </table:table-cell>
          <table:table-cell office:value-type="string" calcext:value-type="string">
            <text:p>2023-10-20_MWIV_stripline_powers_frequencie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-powers</text:p>
          </table:table-cell>
          <table:table-cell office:value-type="string" calcext:value-type="string">
            <text:p>2023-10-20_MWIV_stripline_power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68" office:value-type="string" calcext:value-type="string">
            <text:p>S2b: 23.777 G_0-542 Ohm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0-MWIV-powers</text:p>
          </table:table-cell>
          <table:table-cell office:value-type="string" calcext:value-type="string">
            <text:p>2023-10-20_MWIV_stripline_powers_frequencies_25_G0_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51" calcext:value-type="float">
            <text:p>0.51</text:p>
          </table:table-cell>
          <table:table-cell table:style-name="ce80" office:value-type="float" office:value="1.64" calcext:value-type="float">
            <text:p>1.64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71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antenna_powers_frequencie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antenna_powers_frequencie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antenna_powers_frequencie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antenna_powers_frequencies_1_G0_again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antenna_powers_frequencies_1_G0_again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antenna_powers_frequencies_1_G0_again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stripline_powers_frequencie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stripline_powers_frequencie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74" office:value-type="string" calcext:value-type="string">
            <text:p>S2b: 0.78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1-MWIV-powers_1G0</text:p>
          </table:table-cell>
          <table:table-cell office:value-type="string" calcext:value-type="string">
            <text:p>2023-10-21_MWIV_stripline_powers_frequencies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71" office:value-type="string" calcext:value-type="string">
            <text:p>S2b: 0.927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4-MWIV-powers_new_1_G0</text:p>
          </table:table-cell>
          <table:table-cell office:value-type="string" calcext:value-type="string">
            <text:p>2023-10-24_MWIV_stripline_powers_frequencies_new_1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.73" calcext:value-type="float">
            <text:p>1.73</text:p>
          </table:table-cell>
          <table:table-cell table:style-name="ce80" office:value-type="float" office:value="0.12" calcext:value-type="float">
            <text:p>0.12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70"/>
          <table:table-cell office:value-type="string" calcext:value-type="string">
            <text:p>power</text:p>
          </table:table-cell>
          <table:table-cell office:value-type="string" calcext:value-type="string">
            <text:p>PMWIV-Map-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5_MWIV_antenna_high_T_1.9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63"/>
          <table:table-cell office:value-type="string" calcext:value-type="string">
            <text:p>power</text:p>
          </table:table-cell>
          <table:table-cell office:value-type="string" calcext:value-type="string">
            <text:p>PMWIV-Map-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5_MWIV_antenna_high_T_1.9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63"/>
          <table:table-cell office:value-type="string" calcext:value-type="string">
            <text:p>power</text:p>
          </table:table-cell>
          <table:table-cell office:value-type="string" calcext:value-type="string">
            <text:p>PMWIV-Map-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5_MWIV_antenna_high_T_1.9_G0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63"/>
          <table:table-cell office:value-type="string" calcext:value-type="string">
            <text:p>power</text:p>
          </table:table-cell>
          <table:table-cell office:value-type="string" calcext:value-type="string">
            <text:p>PMWIV-Map-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6_MWIV_stripline_high_T_1.9_G0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63"/>
          <table:table-cell office:value-type="string" calcext:value-type="string">
            <text:p>power</text:p>
          </table:table-cell>
          <table:table-cell office:value-type="string" calcext:value-type="string">
            <text:p>PMWIV-Map-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6_MWIV_stripline_high_T_1.9_G0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63"/>
          <table:table-cell office:value-type="string" calcext:value-type="string">
            <text:p>power</text:p>
          </table:table-cell>
          <table:table-cell office:value-type="string" calcext:value-type="string">
            <text:p>PMWIV-Map-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5_MWIV_high_T_1.9_G_0</text:p>
          </table:table-cell>
          <table:table-cell office:value-type="string" calcext:value-type="string">
            <text:p>2023-10-26_MWIV_stripline_high_T_1.9_G0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0.81" calcext:value-type="float">
            <text:p>0.81</text:p>
          </table:table-cell>
          <table:table-cell table:style-name="ce80" office:value-type="float" office:value="0.15" calcext:value-type="float">
            <text:p>0.15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72" office:value-type="string" calcext:value-type="string">
            <text:p>S2b: 0.051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0-27_HIV_tunnel_contact</text:p>
          </table:table-cell>
          <table:table-cell office:value-type="string" calcext:value-type="string">
            <text:p>2023-10-27_HIV_tunnel_contact_1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2.15" calcext:value-type="float">
            <text:p>2.15</text:p>
          </table:table-cell>
          <table:table-cell table:style-name="ce80" office:value-type="float" office:value="0.01" calcext:value-type="float">
            <text:p>0.01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70" office:value-type="string" calcext:value-type="string">
            <text:p>S2b: 2.01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2-high_Tau_2_G0</text:p>
          </table:table-cell>
          <table:table-cell office:value-type="string" calcext:value-type="string">
            <text:p>2023-11-02_high_tau_2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75" office:value-type="string" calcext:value-type="string">
            <text:p>S2b: 2.01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2-high_Tau_2_G0</text:p>
          </table:table-cell>
          <table:table-cell office:value-type="string" calcext:value-type="string">
            <text:p>2023-11-02_high_tau_2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75" office:value-type="string" calcext:value-type="string">
            <text:p>S2b: 2.019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2-high_Tau_2_G0</text:p>
          </table:table-cell>
          <table:table-cell office:value-type="string" calcext:value-type="string">
            <text:p>2023-11-02_high_tau_2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70" office:value-type="string" calcext:value-type="string">
            <text:p>S2b: 2.031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3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75" office:value-type="string" calcext:value-type="string">
            <text:p>S2b: 2.031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3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75" office:value-type="string" calcext:value-type="string">
            <text:p>S2b: 2.031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3_G0_stripline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63" office:value-type="string" calcext:value-type="string">
            <text:p>S2b: 2.035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4_G0_antenna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7.8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63" office:value-type="string" calcext:value-type="string">
            <text:p>S2b: 2.035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4_G0_antenna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5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63" office:value-type="string" calcext:value-type="string">
            <text:p>S2b: 2.035 G_0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MWIV-Map-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23-11-03_1_G0</text:p>
          </table:table-cell>
          <table:table-cell office:value-type="string" calcext:value-type="string">
            <text:p>2023-11-04_G0_antenna.hdf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requency_at_19.3GHz</text:p>
          </table:table-cell>
          <table:table-cell office:value-type="float" office:value="51689" calcext:value-type="float">
            <text:p>5168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?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7" calcext:value-type="float">
            <text:p>0.17</text:p>
          </table:table-cell>
          <table:table-cell table:style-name="ce84"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table:style-name="ce80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table:style-name="Default" table:number-columns-repeated="20"/>
          <table:table-cell table:number-columns-repeated="16363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9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 table:number-columns-repeated="7"/>
          <table:table-cell table:style-name="Default"/>
          <table:table-cell table:number-columns-repeated="16376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 table:number-rows-repeated="10484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rlito" svg:font-family="Carlito" style:font-family-generic="swiss" style:font-pitch="variable"/>
    <style:font-face style:name="Carlito1" svg:font-family="Carlito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Carlito" fo:font-size="10pt" fo:language="en" fo:country="US" style:font-name-asian="Noto Sans SC Regular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 style:data-style-name="N2" text:time-value="16:14:42.0713261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6T16:33:10.920033042</dc:date>
    <meta:editing-duration>P2DT3H55M56S</meta:editing-duration>
    <meta:editing-cycles>355</meta:editing-cycles>
    <meta:generator>LibreOffice/7.6.4.1$MacOSX_AARCH64 LibreOffice_project/e19e193f88cd6c0525a17fb7a176ed8e6a3e2aa1</meta:generator>
    <meta:document-statistic meta:table-count="1" meta:cell-count="2581" meta:object-count="0"/>
  </office:meta>
</office:document-meta>
</file>